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e658" officeooo:paragraph-rsid="000ee658"/>
    </style:style>
    <style:style style:name="P2" style:family="paragraph" style:parent-style-name="Standard">
      <style:text-properties fo:font-weight="bold" officeooo:rsid="000ee658" officeooo:paragraph-rsid="000ee658" style:font-weight-asian="bold" style:font-weight-complex="bold"/>
    </style:style>
    <style:style style:name="T1" style:family="text">
      <style:text-properties officeooo:rsid="000ee6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Operator Overloading</text:span></text:p>
      <text:p text:style-name="Standard"/>
      <text:p text:style-name="Standard"/>
      <text:p text:style-name="P1">In C++ we cannot write the overloaded function for pre defined functions which are written y the complier like addition of two primitive datatypes eg <text:s/></text:p>
      <text:p text:style-name="P1"/>
      <text:p text:style-name="P1">int x =10 ,y =20;</text:p>
      <text:p text:style-name="P1">x + y;</text:p>
      <text:p text:style-name="P1"/>
      <text:p text:style-name="P1">see prog2 we are trying to write the overloaded function for addition two int x + y <text:s/>it will show error that parameters must e user defined </text:p>
      <text:p text:style-name="P1"/>
      <text:p text:style-name="P2">prog2.cpp:22:26: error: ‘int operator+(int, int)’ must have an argument of class or enumerated type</text:p>
      <text:p text:style-name="P2"><text:s/>int operator+(int x,int y) {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9:23:34.128965796</meta:creation-date>
    <dc:date>2019-09-15T23:48:47.611666403</dc:date>
    <meta:editing-duration>PT4H15M2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7" meta:word-count="81" meta:character-count="465" meta:non-whitespace-character-count="383"/>
  </office:meta>
</office:document-meta>
</file>